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4673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402in"/>
    </style:style>
    <style:style style:name="co8" style:family="table-column">
      <style:table-column-properties fo:break-before="auto" style:column-width="3.417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double #000000" style:border-line-width="0in 0.0016in 0.0008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ffff" style:text-align-source="fix" style:repeat-content="false" fo:border="0.06pt double #000000" style:border-line-width="0in 0.0016in 0.0008in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66ffff" fo:border="0.06pt double #000000" style:border-line-width="0in 0.0016in 0.0008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double #000000" style:border-line-width="0in 0.0016in 0.0008in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ff" fo:border="0.06pt double #000000" style:border-line-width="0in 0.0016in 0.0008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66ff" fo:border="0.06pt double #000000" style:border-line-width="0in 0.0016in 0.0008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66ffff" fo:border="0.06pt double #000000" style:border-line-width="0in 0.0016in 0.000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99ff66" fo:border="0.06pt double #000000" style:border-line-width="0in 0.0016in 0.0008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 fo:border="0.06pt double #000000" style:border-line-width="0in 0.0016in 0.0008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66ffff" style:text-align-source="fix" style:repeat-content="false" fo:border="0.06pt double #000000" style:border-line-width="0in 0.0016in 0.0008in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double #000000" style:border-line-width="0in 0.0016in 0.0008in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LK Status</text:p>
          </table:table-cell>
          <table:covered-table-cell table:style-name="ce9"/>
          <table:covered-table-cell table:number-columns-repeated="5" table:style-name="ce16"/>
          <table:covered-table-cell table:style-name="ce9"/>
          <table:table-cell table:style-name="ce9"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Key</text:p>
          </table:table-cell>
          <table:covered-table-cell table:style-name="ce9"/>
          <table:table-cell table:style-name="ce16" table:number-columns-repeated="5"/>
          <table:table-cell table:style-name="ce9" table:number-columns-repeated="1017"/>
        </table:table-row>
        <table:table-row table:style-name="ro1">
          <table:table-cell table:style-name="ce3" office:value-type="string" calcext:value-type="string">
            <text:p>Unimplemented</text:p>
          </table:table-cell>
          <table:table-cell table:style-name="ce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laceholder (compiles)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Some functionality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ost functionality</text:p>
          </table:table-cell>
          <table:table-cell table:style-name="ce12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Complete</text:p>
          </table:table-cell>
          <table:table-cell table:style-name="ce1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4"/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5" office:value-type="string" calcext:value-type="string" table:number-columns-spanned="2" table:number-rows-spanned="1">
            <text:p>crt1.S Status</text:p>
          </table:table-cell>
          <table:covered-table-cell table:style-name="ce15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ARM</text:p>
          </table:table-cell>
          <table:table-cell table:style-name="ce1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i386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croblaze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ps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owerPC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X86_64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6" table:number-columns-repeated="2"/>
          <table:table-cell table:style-name="ce17" table:number-columns-repeated="4"/>
          <table:table-cell table:style-name="ce21"/>
          <table:table-cell table:style-name="ce6" table:number-columns-repeated="1017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State</text:p>
          </table:table-cell>
          <table:table-cell table:style-name="ce18" office:value-type="string" calcext:value-type="string">
            <text:p>Used by musl</text:p>
          </table:table-cell>
          <table:table-cell table:style-name="ce18" office:value-type="string" calcext:value-type="string">
            <text:p>Module</text:p>
          </table:table-cell>
          <table:table-cell table:style-name="ce18" office:value-type="string" calcext:value-type="string">
            <text:p>fd</text:p>
          </table:table-cell>
          <table:table-cell table:style-name="ce18" office:value-type="string" calcext:value-type="string">
            <text:p>fs</text:p>
          </table:table-cell>
          <table:table-cell table:style-name="ce18" office:value-type="string" calcext:value-type="string">
            <text:p>net</text:p>
          </table:table-cell>
          <table:table-cell table:style-name="ce7" office:value-type="string" calcext:value-type="string">
            <text:p>Notes</text:p>
          </table:table-cell>
          <table:table-cell table:style-name="ce9"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0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0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s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d_key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jtimex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rch_pr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X32 and x86_64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bdflush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ind</text:p>
          </table:table-cell>
          <table:table-cell table:style-name="ce10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rk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memman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flush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sh and 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p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ps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di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mo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roo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adj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res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time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nanosleep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settime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ne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se</text:p>
          </table:table-cell>
          <table:table-cell table:style-name="ce10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onnect</text:p>
          </table:table-cell>
          <table:table-cell table:style-name="ce10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reat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elete_modul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3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1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pwa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wa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ecv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_group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ccess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dvise64_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llocat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in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mark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di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datasyn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g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init_modul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is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o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or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remove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at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yn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ex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imes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pu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w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itim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mempolicy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eernam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rp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p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rior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andom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robust_lis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lim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SYS_ugetrlimit on ARM, sh, microblaze, i386, ppc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usag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nam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opt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meofday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it_modul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add_watch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1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rm_watch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cancel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ctl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destroy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getevents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erm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ge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se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etup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ubmi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p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Not in ARM, x86_64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kcmp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xec_load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yctl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i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g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en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lis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llsee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ookup_dcookie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remove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e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advis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bind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emfd_create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incor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a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 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ount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ove_pages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protec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getset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notif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ope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receiv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sen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un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rema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rc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sn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yn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a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ma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me_to_handle_a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noslee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newselec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ppc, sh, arm, microblaze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nfsservctl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i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_by_handle_at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aus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iobase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read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write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f_event_open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sonal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vot_roo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o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po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limit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read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write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select6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tra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quota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ahead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v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boo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from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msg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sg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ap_file_page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ove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2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quest_key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start_syscall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mdi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actio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ending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rocmas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queueinfo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return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suspen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timedwa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tgsigqueueinfo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ffin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ttr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param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ax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i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schedul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rr_get_interva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ffin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ttr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param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schedul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yiel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ccomp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o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timedo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msg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sg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to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domain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32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32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32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host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itim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mempolicy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n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rior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lim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robust_lis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hread_area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mips, microblaze, x86_64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ockop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id_address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timeofday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d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utdown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ction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ltsta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ending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rocmask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return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suspend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pair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pli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ff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Not in ARM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f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sysctl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fs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info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log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e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gkill</text:p>
          </table:table-cell>
          <table:table-cell table:style-name="ce15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crea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dele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crea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g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s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overru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s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kill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getrlimi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as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ount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shar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elib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ta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ns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fork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hangu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mspli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server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v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 table:number-rows-repeated="10482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00/00/0000</text:date>, <text:time style:data-style-name="N2" text:time-value="07:46:47.1921421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dc:date>2014-11-15T17:37:58.098253570</dc:date>
    <meta:editing-duration>P8DT11H50M26S</meta:editing-duration>
    <meta:editing-cycles>34</meta:editing-cycles>
    <meta:document-statistic meta:table-count="1" meta:cell-count="830" meta:object-count="0"/>
  </office:meta>
</office:document-meta>
</file>